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1d1" officeooo:paragraph-rsid="00063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 1056 : ((nor))</text:p>
      <text:p text:style-name="P1">Diagnosis: ((fcp,fcw1a,fcw2a,frl,ncl,nor),(fcp,fcw1a,fcw2a,frl,nor),(fcp,fcw1a,frl,ncl,nor),(fcp,fcw1a,frl,nor),(fcp,fcw2a,frl,ncl,nor),(fcp,fcw2a,frl,nor),(fcp,ncl,nor),(fcp,nor),(fcw1a,fcw2a,frl,ncl,nor),(fcw1a,frl,ncl,nor),(fcw2a,frl,ncl,nor),(ncl,nor))</text:p>
      <text:p text:style-name="P1">1013.83 ms.</text:p>
      <text:p text:style-name="P1"/>
      <text:p text:style-name="P1">State 1417 : ((nor))</text:p>
      <text:p text:style-name="P1">Diagnosis: ((fcp,fcw1a,fcw2a,frl,ncl,nor),(fcp,fcw1a,fcw2a,frl,nor),(fcp,fcw1a,frl,ncl,nor),(fcp,fcw1a,frl,nor),(fcp,fcw2a,frl,ncl,nor),(fcp,fcw2a,frl,nor),(fcp,ncl,nor),(fcp,nor),(fcw1a,fcw2a,frl,ncl,nor),(fcw1a,frl,ncl,nor),(fcw2a,frl,ncl,nor),(ncl,nor))</text:p>
      <text:p text:style-name="P1">1484.35 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6:54:06.979818245</meta:creation-date>
    <dc:date>2015-12-16T17:16:59.908941315</dc:date>
    <meta:editing-duration>PT7M42S</meta:editing-duration>
    <meta:editing-cycles>1</meta:editing-cycles>
    <meta:document-statistic meta:table-count="0" meta:image-count="0" meta:object-count="0" meta:page-count="1" meta:paragraph-count="6" meta:word-count="16" meta:character-count="574" meta:non-whitespace-character-count="564"/>
    <meta:generator>LibreOffice/4.4.6.3$Linux_X86_64 LibreOffice_project/40m0$Build-3</meta:generator>
  </office:meta>
</office:document-meta>
</file>